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draw="urn:oasis:names:tc:opendocument:xmlns:drawing:1.0" xmlns:presentation="urn:oasis:names:tc:opendocument:xmlns:presentation:1.0" xmlns:text="urn:oasis:names:tc:opendocument:xmlns:text:1.0" office:version="1.3">
  <office:body>
    <office:presentation>
      <draw:page draw:name="Slide1" draw:style-name="">
        <draw:frame draw:x="2cm" draw:y="2cm" draw:width="16cm" draw:height="3cm">
          <draw:text-box>
            <text:p>Sample ODP Presentation</text:p>
          </draw:text-box>
        </draw:frame>
      </draw:page>
    </office:presentation>
  </office:body>
</office:document-content>
</file>